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horizontal-align="left" draw:auto-grow-height="true" draw:auto-grow-width="true" fo:min-height="0cm" fo:min-width="0cm" fo:padding-top="0.076cm" fo:padding-bottom="0.076cm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top="0cm" fo:margin-bottom="0.152cm">
        <style:tab-stops/>
      </style:paragraph-properties>
      <style:text-properties fo:font-family="Webdings" style:font-pitch="variable" style:font-charset="x-symbol" fo:font-size="12pt" style:font-size-asian="12pt" style:font-size-complex="12pt"/>
    </style:style>
    <style:style style:name="P5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text-position="-10% 100%" fo:font-family="Webdings" style:font-style-name="Regular" style:font-charset="x-symbol" fo:font-size="12pt" style:font-family-asian="Webdings" style:font-style-name-asian="Regular" style:font-charset-asian="x-symbol" style:font-size-asian="12pt" style:font-family-complex="Webdings" style:font-style-name-complex="Regular" style:font-charset-complex="x-symbol" style:font-size-complex="12pt"/>
    </style:style>
    <style:style style:name="T2" style:family="text">
      <style:text-properties fo:font-family="Webdings" style:font-style-name="Regular" style:font-charset="x-symbol" fo:font-size="12pt" fo:font-weight="normal" style:font-family-asian="Webdings" style:font-style-name-asian="Regular" style:font-charset-asian="x-symbol" style:font-size-asian="12pt" style:font-weight-asian="normal" style:font-family-complex="Webdings" style:font-style-name-complex="Regular" style:font-charset-complex="x-symbol" style:font-size-complex="12pt" style:font-weight-complex="normal"/>
    </style:style>
    <style:style style:name="T3" style:family="text">
      <style:text-properties fo:font-family="'Droid Sans Mono'" style:font-family-generic="swiss" style:font-pitch="fixed" fo:font-size="10pt" fo:font-weight="normal" style:font-family-asian="Webdings" style:font-style-name-asian="Regular" style:font-charset-asian="x-symbol" style:font-size-asian="10pt" style:font-weight-asian="normal" style:font-family-complex="Webdings" style:font-style-name-complex="Regular" style:font-charset-complex="x-symbol" style:font-size-complex="10pt" style:font-weight-complex="normal"/>
    </style:style>
    <style:style style:name="T4" style:family="text">
      <style:text-properties style:text-position="-10% 100%" fo:font-family="Webdings" style:font-style-name="Regular" style:font-charset="x-symbol" fo:font-size="12pt" fo:font-weight="normal" style:font-family-asian="Webdings" style:font-style-name-asian="Regular" style:font-charset-asian="x-symbol" style:font-size-asian="12pt" style:font-weight-asian="normal" style:font-family-complex="Webdings" style:font-style-name-complex="Regular" style:font-charset-complex="x-symbol" style:font-size-complex="12pt" style:font-weight-complex="normal"/>
    </style:style>
    <style:style style:name="T5" style:family="text">
      <style:text-properties fo:font-family="'Droid Sans Mono'" style:font-family-generic="swiss" style:font-pitch="fixed" fo:font-size="10pt" fo:font-weight="normal" style:font-family-asian="Webdings" style:font-style-name-asian="Regular" style:font-charset-asian="x-symbol" style:font-size-asian="10pt" style:font-weight-asian="normal" style:font-family-complex="Webdings" style:font-style-name-complex="Regular" style:font-charset-complex="x-symbo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175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66cm" svg:height="0.725cm" svg:x="3.689cm" svg:y="6.895cm">
          <draw:text-box>
            <text:p text:style-name="P2">Create a new review</text:p>
          </draw:text-box>
        </draw:frame>
        <draw:frame draw:style-name="gr2" draw:text-style-name="P3" draw:layer="layout" svg:width="2.496cm" svg:height="0.645cm" svg:x="3.689cm" svg:y="8.196cm">
          <draw:text-box>
            <text:p text:style-name="P3">Upload files</text:p>
          </draw:text-box>
        </draw:frame>
        <draw:frame draw:style-name="gr2" draw:text-style-name="P3" draw:layer="layout" svg:width="2.83cm" svg:height="0.645cm" svg:x="3.689cm" svg:y="11.56cm">
          <draw:text-box>
            <text:p text:style-name="P3">Cut and paste</text:p>
          </draw:text-box>
        </draw:frame>
        <draw:frame draw:style-name="gr2" draw:text-style-name="P3" draw:layer="layout" svg:width="3.512cm" svg:height="0.645cm" svg:x="3.689cm" svg:y="13.96cm">
          <draw:text-box>
            <text:p text:style-name="P3">From a changelist</text:p>
          </draw:text-box>
        </draw:frame>
        <draw:frame draw:style-name="gr2" draw:text-style-name="P4" draw:layer="layout" svg:width="4.312cm" svg:height="1.335cm" svg:x="3.689cm" svg:y="8.75cm">
          <draw:text-box>
            <text:p text:style-name="P4"><text:span text:style-name="T1"></text:span><text:span text:style-name="T2"> </text:span><text:span text:style-name="T3">example.rb</text:span></text:p>
            <text:p text:style-name="P4"><text:span text:style-name="T4"></text:span><text:span text:style-name="T2"> </text:span><text:span text:style-name="T5">example_test.rb</text:span></text:p>
          </draw:text-box>
        </draw:frame>
        <draw:frame draw:style-name="gr3" draw:text-style-name="P5" draw:layer="layout" svg:width="1.12cm" svg:height="0.509cm" svg:x="4.045cm" svg:y="10.288cm">
          <draw:text-box>
            <text:p text:style-name="P5">Ad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35cm" fo:margin-bottom="6.35cm" fo:margin-left="3.175cm" fo:margin-right="3.17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1-30T21:55:31</meta:creation-date>
    <dc:date>2010-11-30T23:17:50</dc:date>
    <dc:creator>Randy Souza</dc:creator>
    <meta:editing-duration>PT00H04M57S</meta:editing-duration>
    <meta:editing-cycles>1</meta:editing-cycles>
    <meta:document-statistic meta:object-count="7"/>
    <meta:generator>OpenOffice.org/3.2$Linux OpenOffice.org_project/320m12$Build-9483</meta:generator>
  </office:meta>
</office:document-meta>
</file>